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automatic-styles>
    <style:style style:name="P1" style:family="paragraph">
      <style:paragraph-properties fo:margin-left="0in" fo:margin-right="0in" fo:margin-top="0.1181in" fo:margin-bottom="0in" fo:line-height="110%" fo:text-align="start" fo:text-indent="0in" style:text-autospace="ideograph-alpha" style:punctuation-wrap="hanging" style:line-break="strict">
        <style:tab-stops/>
      </style:paragraph-properties>
      <style:text-properties fo:hyphenate="false"/>
    </style:style>
    <style:style style:name="P2" style:family="paragraph" style:parent-style-name="Standard">
      <style:text-properties style:font-name="Arial" fo:font-size="15pt" fo:font-weight="bold" style:font-size-asian="15pt" style:font-weight-asian="bold" style:font-name-complex="Arial" style:font-size-complex="15pt" style:font-weight-complex="bold"/>
    </style:style>
    <style:style style:name="P3" style:family="paragraph" style:parent-style-name="Standard">
      <style:paragraph-properties fo:text-align="center" style:justify-single-word="false"/>
      <style:text-properties style:font-name="Helvetica" fo:font-size="11pt" fo:font-weight="bold" style:font-size-asian="11pt" style:font-weight-asian="bold" style:font-name-complex="Helvetica"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paragraph-properties>
        <style:tab-stops>
          <style:tab-stop style:position="-0.3335in"/>
          <style:tab-stop style:position="0.7591in"/>
          <style:tab-stop style:position="1.0925in"/>
        </style:tab-stops>
      </style:paragraph-properties>
      <style:text-properties fo:font-size="11pt" style:font-size-asian="11pt" style:font-size-complex="11pt"/>
    </style:style>
    <style:style style:name="P6" style:family="paragraph" style:parent-style-name="Standard">
      <style:paragraph-properties>
        <style:tab-stops>
          <style:tab-stop style:position="0.7591in"/>
          <style:tab-stop style:position="1.0835in"/>
        </style:tab-stops>
      </style:paragraph-properties>
      <style:text-properties fo:font-size="11pt" style:font-size-asian="11pt" style:font-size-complex="11pt"/>
    </style:style>
    <style:style style:name="P7" style:family="paragraph" style:parent-style-name="Standard">
      <style:paragraph-properties>
        <style:tab-stops>
          <style:tab-stop style:position="0.7591in"/>
          <style:tab-stop style:position="1.102in"/>
          <style:tab-stop style:position="1.6665in"/>
        </style:tab-stops>
      </style:paragraph-properties>
      <style:text-properties fo:font-size="11pt" style:font-size-asian="11pt" style:font-size-complex="11pt"/>
    </style:style>
    <style:style style:name="P8" style:family="paragraph" style:parent-style-name="Standard">
      <style:paragraph-properties>
        <style:tab-stops>
          <style:tab-stop style:position="0.7591in"/>
        </style:tab-stops>
      </style:paragraph-properties>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style:tab-stops>
          <style:tab-stop style:position="1.9681in" style:type="right"/>
          <style:tab-stop style:position="2.0854in"/>
          <style:tab-stop style:position="6.4807in" style:leader-style="dotted" style:leader-text="."/>
        </style:tab-stops>
      </style:paragraph-properties>
      <style:text-properties fo:font-size="10pt" style:font-size-asian="10pt" style:font-size-complex="10pt"/>
    </style:style>
    <style:style style:name="P11" style:family="paragraph" style:parent-style-name="Standard">
      <style:paragraph-properties>
        <style:tab-stops>
          <style:tab-stop style:position="1.9681in" style:type="right"/>
          <style:tab-stop style:position="2.0752in"/>
          <style:tab-stop style:position="6.4709in" style:leader-style="dotted" style:leader-text="."/>
        </style:tab-stops>
      </style:paragraph-properties>
      <style:text-properties fo:font-size="10pt" style:font-size-asian="10pt" style:font-size-complex="10pt"/>
    </style:style>
    <style:style style:name="P12" style:family="paragraph" style:parent-style-name="Standard">
      <style:paragraph-properties>
        <style:tab-stops>
          <style:tab-stop style:position="1.9681in" style:type="right"/>
          <style:tab-stop style:position="2.0854in"/>
          <style:tab-stop style:position="6.472in" style:leader-style="dotted" style:leader-text="."/>
        </style:tab-stops>
      </style:paragraph-properties>
      <style:text-properties fo:font-size="10pt" style:font-size-asian="10pt" style:font-size-complex="10pt"/>
    </style:style>
    <style:style style:name="P13" style:family="paragraph" style:parent-style-name="Standard">
      <style:paragraph-properties>
        <style:tab-stops>
          <style:tab-stop style:position="1.9783in" style:type="right"/>
          <style:tab-stop style:position="2.0752in"/>
          <style:tab-stop style:position="2.9957in" style:leader-style="dotted" style:leader-text="."/>
          <style:tab-stop style:position="3.3799in" style:type="right"/>
          <style:tab-stop style:position="3.4756in"/>
          <style:tab-stop style:position="6.472in" style:leader-style="dotted" style:leader-text="."/>
        </style:tab-stops>
      </style:paragraph-properties>
      <style:text-properties fo:font-size="10pt" style:font-size-asian="10pt" style:font-size-complex="10pt"/>
    </style:style>
    <style:style style:name="P14" style:family="paragraph" style:parent-style-name="Standard">
      <style:paragraph-properties>
        <style:tab-stops>
          <style:tab-stop style:position="1.9681in" style:type="right"/>
          <style:tab-stop style:position="2.0638in"/>
          <style:tab-stop style:position="6.472in" style:leader-style="dotted" style:leader-text="."/>
        </style:tab-stops>
      </style:paragraph-properties>
      <style:text-properties fo:font-size="10pt" style:font-size-asian="10pt" style:font-size-complex="10pt"/>
    </style:style>
    <style:style style:name="P15" style:family="paragraph" style:parent-style-name="Standard">
      <style:paragraph-properties fo:text-align="end" style:justify-single-word="false">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16" style:family="paragraph" style:parent-style-name="Standard">
      <style:paragraph-properties fo:break-before="page"/>
      <style:text-properties style:font-name="Arial" fo:font-size="15pt" fo:font-weight="bold" style:font-size-asian="15pt" style:font-weight-asian="bold" style:font-name-complex="Arial" style:font-size-complex="15pt" style:font-weight-complex="bold"/>
    </style:style>
    <style:style style:name="P17" style:family="paragraph" style:parent-style-name="Standard">
      <style:paragraph-properties fo:break-before="page"/>
      <style:text-properties fo:font-size="11pt" style:font-size-asian="11pt" style:font-size-complex="11pt"/>
    </style:style>
    <style:style style:name="P18"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19"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20" style:family="paragraph" style:parent-style-name="Standard">
      <style:paragraph-properties fo:margin-top="0in" fo:margin-bottom="0in">
        <style:tab-stops>
          <style:tab-stop style:position="1.472in"/>
          <style:tab-stop style:position="4.111in"/>
        </style:tab-stops>
      </style:paragraph-properties>
    </style:style>
    <style:style style:name="P21" style:family="paragraph" style:parent-style-name="Standard">
      <style:paragraph-properties fo:margin-top="0in" fo:margin-bottom="0in">
        <style:tab-stops>
          <style:tab-stop style:position="1.4811in"/>
          <style:tab-stop style:position="4.1201in"/>
        </style:tab-stops>
      </style:paragraph-properties>
      <style:text-properties fo:font-size="10pt" style:font-size-asian="10pt" style:font-size-complex="10pt"/>
    </style:style>
    <style:style style:name="P22" style:family="paragraph" style:parent-style-name="Standard">
      <style:paragraph-properties fo:margin-top="0in" fo:margin-bottom="0in">
        <style:tab-stops>
          <style:tab-stop style:position="1.4811in"/>
          <style:tab-stop style:position="4.1201in"/>
        </style:tab-stops>
      </style:paragraph-properties>
      <style:text-properties fo:font-size="10pt" style:font-size-asian="10pt" style:font-size-complex="10pt"/>
    </style:style>
    <style:style style:name="P23" style:family="paragraph" style:parent-style-name="Standard">
      <style:paragraph-properties fo:margin-top="0in" fo:margin-bottom="0in">
        <style:tab-stops>
          <style:tab-stop style:position="1.472in"/>
          <style:tab-stop style:position="4.111in"/>
        </style:tab-stops>
      </style:paragraph-properties>
    </style:style>
    <style:style style:name="P24" style:family="paragraph" style:parent-style-name="Standard">
      <style:paragraph-properties fo:margin-left="0.2165in" fo:margin-right="0in" fo:text-indent="-0.2165in" style:auto-text-indent="false">
        <style:tab-stops>
          <style:tab-stop style:position="-0.1165in"/>
          <style:tab-stop style:position="0.9756in"/>
          <style:tab-stop style:position="1.3091in"/>
        </style:tab-stops>
      </style:paragraph-properties>
      <style:text-properties fo:font-size="11pt" style:font-size-asian="11pt" style:font-size-complex="11pt"/>
    </style:style>
    <style:style style:name="P25" style:family="paragraph" style:parent-style-name="Standard">
      <style:paragraph-properties fo:margin-left="0in" fo:margin-right="0in" fo:text-indent="0in" style:auto-text-indent="false"/>
      <style:text-properties fo:font-size="11pt" style:font-size-asian="11pt" style:font-size-complex="11pt"/>
    </style:style>
    <style:style style:name="P26" style:family="paragraph" style:parent-style-name="Standard_20__28_Web_29_">
      <style:paragraph-properties fo:margin-top="0.0693in" fo:margin-bottom="0in" fo:text-align="center" style:justify-single-word="false"/>
    </style:style>
    <style:style style:name="P27" style:family="paragraph" style:parent-style-name="Standard_20__28_Web_29_">
      <style:paragraph-properties fo:margin-top="0.0693in" fo:margin-bottom="0in" fo:text-align="center" style:justify-single-word="false"/>
      <style:text-properties style:font-name="Arial" fo:font-size="12pt" fo:font-weight="bold" style:font-size-asian="12pt" style:font-weight-asian="bold" style:font-name-complex="Arial" style:font-size-complex="12pt" style:font-weight-complex="bold"/>
    </style:style>
    <style:style style:name="P28" style:family="paragraph" style:parent-style-name="Standard_20__28_Web_29_">
      <style:paragraph-properties fo:margin-top="0.0693in" fo:margin-bottom="0in" fo:text-align="center" style:justify-single-word="false"/>
      <style:text-properties style:font-name="Calibri" fo:font-size="11pt" style:font-size-asian="11pt" style:font-name-complex="Calibri" style:font-size-complex="11pt"/>
    </style:style>
    <style:style style:name="P29" style:family="paragraph" style:parent-style-name="Standard_20__28_Web_29_">
      <style:paragraph-properties fo:margin-top="0.0693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30" style:family="paragraph" style:parent-style-name="Standard_20__28_Web_29_">
      <style:paragraph-properties fo:margin-top="0.0693in" fo:margin-bottom="0in" fo:text-align="center" style:justify-single-word="false"/>
      <style:text-properties style:font-name="Calibri" style:font-name-complex="Calibri"/>
    </style:style>
    <style:style style:name="P31" style:family="paragraph" style:parent-style-name="Standard_20__28_Web_29_">
      <style:paragraph-properties fo:margin-top="0.0693in" fo:margin-bottom="0in" fo:text-align="center" style:justify-single-word="false"/>
      <style:text-properties style:font-name="Calibri" style:font-name-asian="Calibri" style:font-name-complex="Calibri"/>
    </style:style>
    <style:style style:name="P32" style:family="paragraph" style:parent-style-name="Standard_20__28_Web_29_" style:master-page-name="Standard">
      <style:paragraph-properties fo:margin-top="0.0693in" fo:margin-bottom="0in" fo:text-align="center" style:justify-single-word="false" style:page-number="auto"/>
    </style:style>
    <style:style style:name="P33" style:family="paragraph" style:parent-style-name="Standard_20__28_Web_29_">
      <style:paragraph-properties fo:margin-top="0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34" style:family="paragraph" style:parent-style-name="Footer">
      <style:paragraph-properties fo:text-align="end" style:justify-single-word="false"/>
      <style:text-properties fo:font-size="8pt" style:font-size-asian="8pt" style:font-size-complex="8pt"/>
    </style:style>
    <style:style style:name="P35" style:family="paragraph">
      <style:paragraph-properties fo:text-align="start"/>
      <style:text-properties style:text-line-through-style="none" style:font-name="Arial" fo:font-size="11pt" fo:font-style="normal" style:text-underline-style="none" fo:font-weight="normal"/>
    </style:style>
    <style:style style:name="P36" style:family="paragraph">
      <style:text-properties style:text-line-through-style="none" style:font-name="Arial" fo:font-size="12pt" fo:font-style="normal" style:text-underline-style="none" fo:font-weight="normal"/>
    </style:style>
    <style:style style:name="P37"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use-window-font-color="true" style:text-outline="false" style:text-line-through-style="none" style:text-position="0% 100%" style:font-name="Calibri"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scale="100%" style:font-relief="none"/>
    </style:style>
    <style:style style:name="T2" style:family="text">
      <style:text-properties fo:font-weight="bold" style:font-weight-asian="bold" style:font-weight-complex="bold"/>
    </style:style>
    <style:style style:name="T3" style:family="text">
      <style:text-properties style:font-name="Helvetica" fo:font-weight="bold" style:font-weight-asian="bold" style:font-name-complex="Helvetica" style:font-weight-complex="bold"/>
    </style:style>
    <style:style style:name="T4" style:family="text">
      <style:text-properties style:font-name="Wingdings" style:font-name-complex="Wingdings"/>
    </style:style>
    <style:style style:name="T5" style:family="text">
      <style:text-properties style:text-position="super 58%"/>
    </style:style>
    <style:style style:name="T6" style:family="text">
      <style:text-properties fo:font-size="10pt" style:font-size-asian="10pt" style:font-size-complex="10pt"/>
    </style:style>
    <style:style style:name="gr1" style:family="graphic">
      <style:graphic-properties draw:textarea-vertical-align="middle" style:wrap="run-through" style:number-wrapped-paragraphs="no-limit" style:vertical-pos="from-top" style:vertical-rel="paragraph" style:horizontal-pos="from-left" style:horizontal-rel="paragraph"/>
    </style:style>
    <style:style style:name="gr2" style:family="graphic">
      <style:graphic-properties fo:border="none" style:wrap="run-through" style:number-wrapped-paragraphs="no-limit" style:vertical-pos="from-top" style:horizontal-pos="from-left" style:horizontal-rel="paragraph"/>
    </style:style>
    <style:style style:name="gr3" style:family="graphic">
      <style:graphic-properties fo:border="none" draw:wrap-influence-on-position="once-concurrent"/>
    </style:style>
    <style:style style:name="gr4" style:family="graphic">
      <style:graphic-properties draw:wrap-influence-on-position="once-concurrent"/>
    </style:style>
    <style:style style:name="gr5" style:family="graphic">
      <style:graphic-properties draw:textarea-vertical-align="middle" draw:wrap-influence-on-position="once-concurrent"/>
    </style:style>
    <style:style style:name="gr6" style:family="graphic">
      <style:graphic-properties draw:textarea-vertical-align="middle" style:wrap="run-through" style:number-wrapped-paragraphs="no-limit" style:vertical-pos="from-top" style:horizontal-pos="from-left" style:horizontal-rel="paragraph"/>
    </style:style>
    <style:style style:name="gr7" style:family="graphic">
      <style:graphic-properties draw:textarea-vertical-align="top"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omposer" form:control-implementation="ooo:com.sun.star.form.component.CheckBox" xml:id="control1" form:id="control1" form:label="compos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lyricist" form:control-implementation="ooo:com.sun.star.form.component.CheckBox" xml:id="control2" form:id="control2" form:label="lyricist"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email" form:control-implementation="ooo:com.sun.star.form.component.TextField" xml:id="control3" form:id="control3" form:data-field="email" form:convert-empty-to-null="true">
            <form:properties>
              <form:property form:property-name="DefaultControl" office:value-type="string" office:string-value="com.sun.star.form.control.TextField"/>
            </form:properties>
          </form:text>
          <form:text form:name="address2" form:control-implementation="ooo:com.sun.star.form.component.TextField" xml:id="control4" form:id="control4" form:data-field="address2" form:convert-empty-to-null="true">
            <form:properties>
              <form:property form:property-name="DefaultControl" office:value-type="string" office:string-value="com.sun.star.form.control.TextField"/>
            </form:properties>
          </form:text>
          <form:text form:name="country" form:control-implementation="ooo:com.sun.star.form.component.TextField" xml:id="control5" form:id="control5" form:data-field="country" form:convert-empty-to-null="true">
            <form:properties>
              <form:property form:property-name="DefaultControl" office:value-type="string" office:string-value="com.sun.star.form.control.TextField"/>
            </form:properties>
          </form:text>
          <form:checkbox form:name="musician" form:control-implementation="ooo:com.sun.star.form.component.CheckBox" xml:id="control6" form:id="control6" form:label="musicia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oducer" form:control-implementation="ooo:com.sun.star.form.component.CheckBox" xml:id="control7" form:id="control7" form:label="music produc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remixer" form:control-implementation="ooo:com.sun.star.form.component.CheckBox" xml:id="control8" form:id="control8" form:label="remix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j" form:control-implementation="ooo:com.sun.star.form.component.CheckBox" xml:id="control9" form:id="control9" form:label="DJ"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postCode" form:control-implementation="ooo:com.sun.star.form.component.TextField" xml:id="control10" form:id="control10" form:data-field="postCode" form:convert-empty-to-null="true">
            <form:properties>
              <form:property form:property-name="DefaultControl" office:value-type="string" office:string-value="com.sun.star.form.control.TextField"/>
            </form:properties>
          </form:text>
          <form:text form:name="FirstName" form:control-implementation="ooo:com.sun.star.form.component.TextField" xml:id="control11" form:id="control11" form:data-field="FirstName" form:convert-empty-to-null="true">
            <form:properties>
              <form:property form:property-name="DefaultControl" office:value-type="string" office:string-value="com.sun.star.form.control.TextField"/>
            </form:properties>
          </form:text>
          <form:text form:name="streetNo" form:control-implementation="ooo:com.sun.star.form.component.TextField" xml:id="control12" form:id="control12" form:data-field="streetNo" form:convert-empty-to-null="true">
            <form:properties>
              <form:property form:property-name="DefaultControl" office:value-type="string" office:string-value="com.sun.star.form.control.TextField"/>
            </form:properties>
          </form:text>
          <form:frame form:name="Group Box 1" form:control-implementation="ooo:com.sun.star.form.component.GroupBox" xml:id="control13" form:id="control13"/>
          <form:radio form:name="created3" form:control-implementation="ooo:com.sun.star.form.component.RadioButton" xml:id="control14" form:id="control14" form:label="yes"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reated3" form:control-implementation="ooo:com.sun.star.form.component.RadioButton" xml:id="control15" form:id="control15" form:label="no"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frame form:name="cocreator" form:control-implementation="ooo:com.sun.star.form.component.GroupBox" xml:id="control16" form:id="control16"/>
          <form:radio form:name="inColSoc" form:control-implementation="ooo:com.sun.star.form.component.RadioButton" xml:id="control17" form:id="control17" form:label="yes"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inColSoc" form:control-implementation="ooo:com.sun.star.form.component.RadioButton" xml:id="control18" form:id="control18" form:label="no"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YesDeclaration" form:control-implementation="ooo:com.sun.star.form.component.CheckBox" xml:id="control19" form:id="control19" form:label="Yes, I have read and understood the text of the declaration of int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Notification" form:control-implementation="ooo:com.sun.star.form.component.CheckBox" xml:id="control20" form:id="control20" form:label="Yes, I seriously consider to join the C3S and want to be notified via e-mail about its foundatio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DataProtection" form:control-implementation="ooo:com.sun.star.form.component.CheckBox" xml:id="control21" form:id="control21" form:label="Yes, I have taken note of the Data Protection Declaration, which is part of this text and can be read separately at http://www.c3s.cc/disclaimer-en.html and agree with it. I know that I may revoke this consent at any time." form:image-position="center">
            <form:properties>
              <form:property form:property-name="DefaultControl" office:value-type="string" office:string-value="com.sun.star.form.control.CheckBox"/>
              <form:property form:property-name="MultiLine" office:value-type="boolean" office:boolean-value="true"/>
              <form:property form:property-name="SecondaryRefValue" office:value-type="string" office:string-value=""/>
            </form:properties>
          </form:checkbox>
          <form:text form:name="LastName" form:control-implementation="ooo:com.sun.star.form.component.TextField" xml:id="control22" form:id="control22" form:data-field="LastName" form:convert-empty-to-null="true">
            <form:properties>
              <form:property form:property-name="DefaultControl" office:value-type="string" office:string-value="com.sun.star.form.control.TextField"/>
            </form:properties>
          </form:text>
          <form:text form:name="city" form:control-implementation="ooo:com.sun.star.form.component.TextField" xml:id="control23" form:id="control23" form:data-field="city"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6"/>
      <text:p text:style-name="P26"/>
      <text:p text:style-name="P27"/>
      <text:p text:style-name="P27"/>
      <text:p text:style-name="P27"/>
      <text:p text:style-name="P27"/>
      <text:p text:style-name="P27"/>
      <text:p text:style-name="P27"/>
      <text:p text:style-name="P27">Declaration of intent to join<text:line-break/>Cultural Commons Collecting Society (C3S)</text:p>
      <text:p text:style-name="P26"/>
      <text:p text:style-name="P28">Please take your time and read all pages carefully. Afterwards, print and fill in the fields for all questions. Each question is mandatory. Scan both (!) pages or send them directly via postal mailt to C3S:</text:p>
      <text:p text:style-name="P31"><text:s/></text:p>
      <text:p text:style-name="P29"><text:tab/>Mail:<text:tab/>yes (at) c3s.cc</text:p>
      <text:p text:style-name="P29"><text:tab/>Fax:<text:tab/>Wolfgang Senges</text:p>
      <text:p text:style-name="P33"><text:tab/><text:tab/>0049 (0)3212 – 9181818</text:p>
      <text:p text:style-name="P29"><text:tab/>Post:<text:tab/>OpenMusicContest.org e.V.</text:p>
      <text:p text:style-name="P33"><text:tab/><text:tab/>c/o Michalke</text:p>
      <text:p text:style-name="P33"><text:tab/><text:tab/>Am Straussenkreuz 11</text:p>
      <text:p text:style-name="P33"><text:tab/><text:tab/>40229 Düsseldorf</text:p>
      <text:p text:style-name="P30"/>
      <text:p text:style-name="P16">Declaration of intent to join the</text:p>
      <text:p text:style-name="P2">Cultural Commons Collecting Society (C3S)</text:p>
      <text:p text:style-name="Standard"/>
      <text:p text:style-name="P4">When we submit our application for approval as a collecting society at the German Patent and Trademark Office, we must be able to prove the anticipated level of support and acceptance for the time when we commence our business operation. Facebook followers are not sufficient – we need some additional assistance. </text:p>
      <text:p text:style-name="P4">If you are willing to become a member of the C3S after its foundation and wish to entrust the C3S with the commercial utilisation of some or all of your works, you can now declare this intent to the German Patent and Trademark Office.</text:p>
      <text:p text:style-name="P4">You <text:span text:style-name="T2">are allowed to currently be a member of a different collecting society</text:span> – a transfer is possible, even if it may be a lengthy process. At the moment, you merely confirm that you seriously consider to become a member of the new C3S. Your signature <text:span text:style-name="T2">does not constitute a binding agreement to join</text:span>.</text:p>
      <text:p text:style-name="P4">You have to be a composer, lyricist, musician, music producer, remixer or DJ, and you must have written, or mixed, at least three tracks. This means that you have created, or co-created, not less than three different works of music. We are happy about professionals or semi-professionals, but amateur musicians and prospective artists will also find their home in the C3S – even if you have only just compiled your first remixes or mashups.</text:p>
      <text:p text:style-name="P4">After the C3S has been founded, we will use your data to ask you whether you really want to become a member. If not, your declaration will be deleted. It will also be deleted if you have second thoughts and notify us in writing that you wish to withdraw your declaration.</text:p>
      <text:p text:style-name="P4">In order to prevent falsifications, we will ask you not only for your name, but also for your e-mail and postal addresses, as it is done in petitions, too. Of course we will only use your data for the application to the <text:s/>German Patent and Trademark Office and will neither pass them on to third parties, nor use them for other purposes, or publish them. They will be stored in Germany by the <text:span text:style-name="T2">registered association OpenMusicContest.org as representative of the C3S foundation initiative, </text:span>according to the requirements of the Federal Data Protection Act. By sending an e-mail to</text:p>
      <text:p text:style-name="P3">data@c3s.cc</text:p>
      <text:p text:style-name="P4">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 You can read the details about how we handle your data (Data Protection Declaration) separately on our website at</text:p>
      <text:p text:style-name="P3">http://www.c3s.cc/disclaimer-en.html</text:p>
      <text:p text:style-name="P4">At first, please get information about the C3S and its aims, and then we can get going!</text:p>
      <text:p text:style-name="P4"/>
      <text:p text:style-name="P17">Please answer <text:span text:style-name="T2">all</text:span> questions:</text:p>
      <text:p text:style-name="P5">(1) Yes, I am musically active as a (multiple selection possible):</text:p>
      <text:p text:style-name="P6"><draw:control text:anchor-type="paragraph" draw:z-index="0" draw:style-name="gr1" draw:text-style-name="P35" svg:width="1.3878in" svg:height="0.2524in" svg:x="0.75in" svg:y="0.1201in" draw:control="control1"/><text:span text:style-name="T4"/></text:p>
      <text:p text:style-name="P18"><draw:control text:anchor-type="paragraph" draw:z-index="1" draw:style-name="gr1" draw:text-style-name="P35" svg:width="1.2748in" svg:height="0.1787in" svg:x="0.7547in" svg:y="0.0228in" draw:control="control2"/><text:span text:style-name="T4"/></text:p>
      <text:p text:style-name="P18"><draw:control text:anchor-type="paragraph" draw:z-index="5" draw:style-name="gr1" draw:text-style-name="P35" svg:width="1.2748in" svg:height="0.1787in" svg:x="0.7547in" svg:y="0.0083in" draw:control="control6"/><text:span text:style-name="T4"/></text:p>
      <text:p text:style-name="P18"><draw:control text:anchor-type="paragraph" draw:z-index="6" draw:style-name="gr1" draw:text-style-name="P35" svg:width="1.2748in" svg:height="0.1787in" svg:x="0.7547in" svg:y="-0.0063in" draw:control="control7"/><draw:control text:anchor-type="paragraph" draw:z-index="7" draw:style-name="gr1" draw:text-style-name="P35" svg:width="1.2748in" svg:height="0.1787in" svg:x="0.7547in" svg:y="0.172in" draw:control="control8"/><text:span text:style-name="T4"/></text:p>
      <text:p text:style-name="P18"><draw:control text:anchor-type="paragraph" draw:z-index="8" draw:style-name="gr1" draw:text-style-name="P35" svg:width="1.2748in" svg:height="0.1787in" svg:x="0.7547in" svg:y="0.1575in" draw:control="control9"/><text:span text:style-name="T4"/></text:p>
      <text:p text:style-name="P18"><text:span text:style-name="T4"/></text:p>
      <text:p text:style-name="P24">(2) I have been the (co-)creator of at least three titles in one of the functions mentioned under (1)</text:p>
      <text:p text:style-name="P7"><draw:control text:anchor-type="as-char" svg:y="0in" draw:z-index="12" draw:style-name="gr4" draw:text-style-name="P36" svg:width="0.7039in" svg:height="0.5059in" draw:control="control13"/><draw:control text:anchor-type="as-char" svg:y="0in" draw:z-index="13" draw:style-name="gr5" draw:text-style-name="P35" svg:width="0.513in" svg:height="0.1969in" draw:control="control14"/><text:span text:style-name="T4"><text:tab/></text:span></text:p>
      <text:p text:style-name="P18"><draw:control text:anchor-type="as-char" svg:y="0in" draw:z-index="14" draw:style-name="gr5" draw:text-style-name="P35" svg:width="0.513in" svg:height="0.1307in" draw:control="control15"/><text:span text:style-name="T4"><text:tab/></text:span></text:p>
      <text:p text:style-name="P8">(3) I am a member of a collecting society.</text:p>
      <text:p text:style-name="P7"><draw:control text:anchor-type="paragraph" draw:z-index="15" draw:style-name="gr4" draw:text-style-name="P36" svg:width="0.7039in" svg:height="0.5059in" svg:x="0in" svg:y="0in" draw:control="control16"/><draw:control text:anchor-type="paragraph" draw:z-index="16" draw:style-name="gr5" draw:text-style-name="P35" svg:width="0.513in" svg:height="0.1969in" svg:x="0in" svg:y="0in" draw:control="control17"/><draw:control text:anchor-type="paragraph" draw:z-index="17" draw:style-name="gr5" draw:text-style-name="P37" svg:width="0.513in" svg:height="0.1307in" svg:x="0in" svg:y="0in" draw:control="control18"/><text:span text:style-name="T4"><text:tab/></text:span></text:p>
      <text:p text:style-name="P18"><text:span text:style-name="T4"><text:tab/></text:span></text:p>
      <text:p text:style-name="P4">My contact information:</text:p>
      <text:p text:style-name="P15"><text:tab/>(Civil) first name <text:s text:c="4"/><draw:control text:anchor-type="as-char" svg:y="-0.1035in" draw:z-index="10" draw:style-name="gr2" draw:text-style-name="P35" svg:width="4.5004in" svg:height="0.2504in" draw:control="control11"/></text:p>
      <text:p text:style-name="P15">last name <text:s text:c="4"/><draw:control text:anchor-type="as-char" svg:y="-0.1492in" draw:z-index="21" draw:style-name="gr2" draw:text-style-name="P35" svg:width="4.5004in" svg:height="0.2504in" draw:control="control22"/></text:p>
      <text:p text:style-name="P10"><text:tab/>E-mail<text:tab/><draw:control text:anchor-type="as-char" svg:y="-0.1756in" draw:z-index="2" draw:style-name="gr2" draw:text-style-name="P35" svg:width="4.5004in" svg:height="0.2504in" draw:control="control3"/></text:p>
      <text:p text:style-name="P11"><text:tab/>Street and house number<text:tab/><draw:control text:anchor-type="paragraph" draw:z-index="11" draw:style-name="gr3" draw:text-style-name="P35" svg:width="4.5004in" svg:height="0.2504in" svg:x="0in" svg:y="0in" draw:control="control12"/></text:p>
      <text:p text:style-name="P12"><text:tab/>2<text:span text:style-name="T5">nd</text:span> address line<text:tab/><draw:control text:anchor-type="as-char" svg:y="-0.1528in" draw:z-index="3" draw:style-name="gr2" draw:text-style-name="P35" svg:width="4.5004in" svg:height="0.2504in" draw:control="control4"/></text:p>
      <text:p text:style-name="P13"><text:tab/>Postcode<text:tab/><draw:control text:anchor-type="as-char" svg:y="-0.1492in" draw:z-index="9" draw:style-name="gr2" draw:text-style-name="P35" svg:width="1.1071in" svg:height="0.2504in" draw:control="control10"/> <text:s text:c="2"/>City <text:s text:c="2"/><draw:control text:anchor-type="as-char" svg:y="-0.1492in" draw:z-index="22" draw:style-name="gr2" draw:text-style-name="P35" svg:width="2.9925in" svg:height="0.2504in" draw:control="control23"/></text:p>
      <text:p text:style-name="P14"><text:tab/>Country<text:tab/><draw:control text:anchor-type="as-char" svg:y="-0.1382in" draw:z-index="4" draw:style-name="gr2" draw:text-style-name="P35" svg:width="4.5004in" svg:height="0.2504in" draw:control="control5"/></text:p>
      <text:p text:style-name="P4">This declaration of intent imposes no obligation for me to join the C3S and may be revoked at any time.</text:p>
      <text:p text:style-name="P9">* * *</text:p>
      <text:p text:style-name="P25"><text:span text:style-name="T4"><draw:control text:anchor-type="as-char" svg:y="0in" draw:z-index="18" draw:style-name="gr6" draw:text-style-name="P35" svg:width="6.476in" svg:height="0.2598in" draw:control="control19"/></text:span><draw:control text:anchor-type="paragraph" draw:z-index="19" draw:style-name="gr5" draw:text-style-name="P35" svg:width="6.5004in" svg:height="0.2598in" svg:x="0in" svg:y="0in" draw:control="control20"/></text:p>
      <text:p text:style-name="P25"><text:span text:style-name="T3"><draw:control text:anchor-type="as-char" svg:y="0in" draw:z-index="20" draw:style-name="gr7" draw:text-style-name="P35" svg:width="6.5004in" svg:height="0.5421in" draw:control="control21"/></text:span></text:p>
      <text:p text:style-name="P20"/>
      <text:p text:style-name="P20">______________<text:tab/>__________________________</text:p>
      <text:p text:style-name="P21">Date<text:tab/>Place</text:p>
      <text:p text:style-name="P21"/>
      <text:p text:style-name="P21">________________________________________________________________</text:p>
      <text:p text:style-name="P21">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fo:line-height="110%" fo:orphans="0" fo:widows="0" fo:hyphenation-ladder-count="no-limit" style:writing-mode="lr-tb"/>
      <style:text-properties style:use-window-font-color="true" style:font-name="Calibri" fo:font-size="12pt" fo:language="en" fo:country="GB" style:letter-kerning="true" style:font-name-asian="SimSun" style:font-size-asian="12pt"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SimSun" style:font-size-asian="14pt" style:font-name-complex="Lucida Sans" style:font-size-complex="14pt"/>
    </style:style>
    <style:style style:name="Beschriftung1"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Verzeichnis" style:family="paragraph" style:parent-style-name="Standard">
      <style:paragraph-properties text:number-lines="false" text:line-number="0"/>
      <style:text-properties style:font-name-complex="Lucida Sans"/>
    </style:style>
    <style:style style:name="Standard_20__28_Web_29_" style:display-name="Standard (Web)" style:family="paragraph" style:parent-style-name="Standard">
      <style:paragraph-properties fo:margin-top="0.0693in" fo:margin-bottom="0.0827in" fo:line-height="100%" fo:orphans="2" fo:widows="2" fo:hyphenation-ladder-count="no-limit"/>
      <style:text-properties style:font-name="Times" fo:font-size="10pt" fo:language="de" fo:country="DE" style:letter-kerning="true" style:font-name-asian="Times New Roman" style:font-size-asian="10pt" style:font-name-complex="Times New Roman"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Absatzstandardschriftart" style:family="text"/>
    <style:style style:name="Aufzählungszeichen1"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merierungszeichen" style:family="text"/>
    <style:style style:name="Kopfzeile_20_Zeichen" style:display-name="Kopf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ußzeile_20_Zeichen" style:display-name="Fuß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ocument version 5 September 2012 + formfields-2012-sept-1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2-08-18T01:25:00</meta:creation-date>
    <dc:date>2012-09-10T02:41:12</dc:date>
    <meta:editing-cycles>17</meta:editing-cycles>
    <meta:editing-duration>P2175DT19H15M36S</meta:editing-duration>
    <meta:generator>LibreOffice/3.5$MacOSX_x86 LibreOffice_project/7e68ba2-a744ebf-1f241b7-c506db1-7d53735</meta:generator>
    <meta:document-statistic meta:table-count="0" meta:image-count="0" meta:object-count="0" meta:page-count="3" meta:paragraph-count="47" meta:word-count="648" meta:character-count="3898" meta:non-whitespace-character-count="3235"/>
    <meta:user-defined meta:name="Info 1"/>
    <meta:user-defined meta:name="Info 2"/>
    <meta:user-defined meta:name="Info 3"/>
    <meta:user-defined meta:name="Info 4"/>
  </office:meta>
</office:document-meta>
</file>